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ttributeSourceTests.matchAlwaysTransaction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ttributeSourceTests.nameMatchTransactionAttributeSourceWithStarAtEndOf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ttributeSourceTests.nameMatchTransactionAttributeSourceWithStarAtStartOf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ttributeSourceTests.nameMatchTransactionAttributeSourceWithEmpt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ttributeSourceTests.nameMatchTransactionAttributeSourceMostSpecificMethodNameIsDefinitelyMat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